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marker-start="Square" draw:marker-start-width="0.2cm" draw:marker-start-center="true"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2cm" svg:x="2cm" svg:y="5.5cm">
          <text:p text:style-name="P1">NODE</text:p>
          <text:p text:style-name="P1"><text:span text:style-name="T1">ツリー構造のノード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3cm" svg:height="1cm" svg:x="9cm" svg:y="6.666cm">
          <text:p text:style-name="P3"><text:span text:style-name="T2">LIST of NOD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" draw:id="id7" draw:layer="layout" svg:width="2cm" svg:height="0.5cm" svg:x="5.5cm" svg:y="5.5cm">
          <text:p text:style-name="P2"><text:span text:style-name="T3">part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2cm" svg:height="0.5cm" svg:x="5.5cm" svg:y="6cm">
          <text:p text:style-name="P2"><text:span text:style-name="T3">dept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" draw:id="id1" draw:layer="layout" svg:width="2cm" svg:height="0.5cm" svg:x="5.5cm" svg:y="6.5cm">
          <text:p text:style-name="P2"><text:span text:style-name="T3">child[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083cm" svg:x1="7.5cm" svg:y1="6.75cm" svg:x2="9cm" svg:y2="7.166cm" draw:start-shape="id1" draw:start-glue-point="1" draw:end-shape="id2" svg:d="m7500 6750h833v416h667">
          <text:p/>
        </draw:connector>
        <draw:custom-shape draw:style-name="gr1" draw:text-style-name="P4" xml:id="id3" draw:id="id3" draw:layer="layout" svg:width="2cm" svg:height="0.5cm" svg:x="5.5cm" svg:y="7cm">
          <text:p text:style-name="P2"><text:span text:style-name="T3">list_nu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.5cm" svg:height="0.5cm" svg:x="9cm" svg:y="7.833cm">
          <text:p text:style-name="P3"><text:span text:style-name="T2">i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084cm" svg:x1="7.5cm" svg:y1="7.25cm" svg:x2="9cm" svg:y2="8.083cm" draw:start-shape="id3" draw:start-glue-point="1" draw:end-shape="id4" draw:end-glue-point="3" svg:d="m7500 7250h666v833h834">
          <text:p/>
        </draw:connector>
        <draw:custom-shape draw:style-name="gr3" draw:text-style-name="P3" xml:id="id6" draw:id="id6" draw:layer="layout" svg:width="1.5cm" svg:height="0.5cm" svg:x="9cm" svg:y="6cm">
          <text:p text:style-name="P3"><text:span text:style-name="T2">i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5cm" svg:y1="6.25cm" svg:x2="9cm" svg:y2="6.25cm" draw:start-shape="id5" draw:start-glue-point="1" draw:end-shape="id6" draw:end-glue-point="3" svg:d="m7500 6250h1500">
          <text:p/>
        </draw:connector>
        <draw:custom-shape draw:style-name="gr1" draw:text-style-name="P2" xml:id="id8" draw:id="id8" draw:layer="layout" svg:width="3.667cm" svg:height="3cm" svg:x="8.999cm" svg:y="2.833cm">
          <text:p text:style-name="P1">PARTS</text:p>
          <text:p text:style-name="P1"><text:span text:style-name="T1">読み込んだパーツデータ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5cm" svg:y1="5.75cm" svg:x2="8.999cm" svg:y2="4.333cm" draw:start-shape="id7" draw:start-glue-point="1" draw:end-shape="id8" draw:end-glue-point="3" svg:d="m7500 5750h749v-1417h750">
          <text:p/>
        </draw:connector>
        <draw:custom-shape draw:style-name="gr1" draw:text-style-name="P4" xml:id="id9" draw:id="id9" draw:layer="layout" svg:width="2cm" svg:height="0.5cm" svg:x="12.666cm" svg:y="2.833cm">
          <text:p text:style-name="P2"><text:span text:style-name="T3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1" draw:id="id11" draw:layer="layout" svg:width="2cm" svg:height="0.5cm" svg:x="12.666cm" svg:y="3.333cm">
          <text:p text:style-name="P2"><text:span text:style-name="T3">com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3" draw:id="id13" draw:layer="layout" svg:width="2cm" svg:height="0.5cm" svg:x="12.666cm" svg:y="3.833cm">
          <text:p text:style-name="P2"><text:span text:style-name="T3">pat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5" draw:id="id15" draw:layer="layout" svg:width="2cm" svg:height="0.5cm" svg:x="12.666cm" svg:y="4.333cm">
          <text:p text:style-name="P2"><text:span text:style-name="T3">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7" draw:id="id17" draw:layer="layout" svg:width="2cm" svg:height="0.5cm" svg:x="12.666cm" svg:y="4.833cm">
          <text:p text:style-name="P2"><text:span text:style-name="T3">joint[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9" draw:id="id19" draw:layer="layout" svg:width="2cm" svg:height="0.5cm" svg:x="12.666cm" svg:y="5.333cm">
          <text:p text:style-name="P2"><text:span text:style-name="T3">props{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2cm" svg:height="0.5cm" svg:x="15.666cm" svg:y="2.5cm">
          <text:p text:style-name="P3"><text:span text:style-name="T2">String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2cm" svg:height="0.5cm" svg:x="15.666cm" svg:y="3.166cm">
          <text:p text:style-name="P3"><text:span text:style-name="T2">String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2cm" svg:height="0.5cm" svg:x="15.666cm" svg:y="3.833cm">
          <text:p text:style-name="P3"><text:span text:style-name="T2">String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2cm" svg:height="0.5cm" svg:x="15.666cm" svg:y="4.5cm">
          <text:p text:style-name="P3"><text:span text:style-name="T2">String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3.5cm" svg:height="0.5cm" svg:x="15.666cm" svg:y="5.167cm">
          <text:p text:style-name="P3"><text:span text:style-name="T2">List of String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2cm" svg:height="0.5cm" svg:x="15.666cm" svg:y="5.834cm">
          <text:p text:style-name="P3"><text:span text:style-name="T2">Di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666cm" svg:y1="3.083cm" svg:x2="15.666cm" svg:y2="2.75cm" draw:start-shape="id9" draw:start-glue-point="1" draw:end-shape="id10" draw:end-glue-point="3" svg:d="m14666 3083h500v-333h500">
          <text:p/>
        </draw:connector>
        <draw:connector draw:style-name="gr2" draw:text-style-name="P1" draw:layer="layout" svg:x1="14.666cm" svg:y1="3.583cm" svg:x2="15.666cm" svg:y2="3.416cm" draw:start-shape="id11" draw:start-glue-point="1" draw:end-shape="id12" draw:end-glue-point="3" svg:d="m14666 3583h500v-167h500">
          <text:p/>
        </draw:connector>
        <draw:connector draw:style-name="gr2" draw:text-style-name="P1" draw:layer="layout" svg:x1="14.666cm" svg:y1="4.083cm" svg:x2="15.666cm" svg:y2="4.083cm" draw:start-shape="id13" draw:start-glue-point="1" draw:end-shape="id14" draw:end-glue-point="3" svg:d="m14666 4083h1000">
          <text:p/>
        </draw:connector>
        <draw:connector draw:style-name="gr2" draw:text-style-name="P1" draw:layer="layout" svg:x1="14.666cm" svg:y1="4.583cm" svg:x2="15.666cm" svg:y2="4.75cm" draw:start-shape="id15" draw:start-glue-point="1" draw:end-shape="id16" draw:end-glue-point="3" svg:d="m14666 4583h500v167h500">
          <text:p/>
        </draw:connector>
        <draw:connector draw:style-name="gr2" draw:text-style-name="P1" draw:layer="layout" svg:x1="14.666cm" svg:y1="5.083cm" svg:x2="15.666cm" svg:y2="5.417cm" draw:start-shape="id17" draw:start-glue-point="1" draw:end-shape="id18" draw:end-glue-point="3" svg:d="m14666 5083h500v334h500">
          <text:p/>
        </draw:connector>
        <draw:connector draw:style-name="gr2" draw:text-style-name="P1" draw:layer="layout" svg:x1="14.666cm" svg:y1="5.583cm" svg:x2="15.666cm" svg:y2="6.084cm" draw:start-shape="id19" draw:start-glue-point="1" draw:end-shape="id20" draw:end-glue-point="3" svg:d="m14666 5583h500v501h500">
          <text:p/>
        </draw:connector>
        <draw:custom-shape draw:style-name="gr1" draw:text-style-name="P2" draw:layer="layout" svg:width="3.667cm" svg:height="2cm" svg:x="2cm" svg:y="12.5cm">
          <text:p text:style-name="P1">MATS</text:p>
          <text:p text:style-name="P1"><text:span text:style-name="T1">読み込んだ材質データ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1" draw:id="id21" draw:layer="layout" svg:width="2cm" svg:height="0.5cm" svg:x="5.667cm" svg:y="12.5cm">
          <text:p text:style-name="P2"><text:span text:style-name="T3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3" draw:id="id23" draw:layer="layout" svg:width="2cm" svg:height="0.5cm" svg:x="5.667cm" svg:y="13cm">
          <text:p text:style-name="P2"><text:span text:style-name="T3">com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7" draw:id="id27" draw:layer="layout" svg:width="2cm" svg:height="0.5cm" svg:x="5.667cm" svg:y="13.5cm">
          <text:p text:style-name="P2"><text:span text:style-name="T3">entries[]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5" draw:id="id25" draw:layer="layout" svg:width="2cm" svg:height="0.5cm" svg:x="5.667cm" svg:y="14cm">
          <text:p text:style-name="P2"><text:span text:style-name="T3">props{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2" draw:id="id22" draw:layer="layout" svg:width="2cm" svg:height="0.5cm" svg:x="9.166cm" svg:y="12.333cm">
          <text:p text:style-name="P3"><text:span text:style-name="T2">String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4" draw:id="id24" draw:layer="layout" svg:width="2cm" svg:height="0.5cm" svg:x="9.166cm" svg:y="12.999cm">
          <text:p text:style-name="P3"><text:span text:style-name="T2">String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67cm" svg:y1="12.75cm" svg:x2="9.166cm" svg:y2="12.583cm" draw:start-shape="id21" draw:start-glue-point="1" draw:end-shape="id22" draw:end-glue-point="3" svg:d="m7667 12750h750v-167h749">
          <text:p/>
        </draw:connector>
        <draw:connector draw:style-name="gr2" draw:text-style-name="P1" draw:layer="layout" svg:x1="7.667cm" svg:y1="13.25cm" svg:x2="9.166cm" svg:y2="13.249cm" draw:start-shape="id23" draw:start-glue-point="1" draw:end-shape="id24" draw:end-glue-point="3" svg:d="m7667 13250h750v-1h749">
          <text:p/>
        </draw:connector>
        <draw:custom-shape draw:style-name="gr3" draw:text-style-name="P3" xml:id="id26" draw:id="id26" draw:layer="layout" svg:width="2cm" svg:height="0.5cm" svg:x="9.166cm" svg:y="14.833cm">
          <text:p text:style-name="P3"><text:span text:style-name="T2">Di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67cm" svg:y1="14.25cm" svg:x2="9.166cm" svg:y2="15.083cm" draw:start-shape="id25" draw:start-glue-point="1" draw:end-shape="id26" draw:end-glue-point="3" svg:d="m7667 14250h750v833h749">
          <text:p/>
        </draw:connector>
        <draw:custom-shape draw:style-name="gr1" draw:text-style-name="P2" xml:id="id28" draw:id="id28" draw:layer="layout" svg:width="3.667cm" svg:height="1cm" svg:x="9.166cm" svg:y="13.666cm">
          <text:p text:style-name="P1"><text:span text:style-name="T4">MATS_ENTRY</text:span></text:p>
          <text:p text:style-name="P1"><text:span text:style-name="T1">材質置換エントリー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" draw:id="id29" draw:layer="layout" svg:width="2cm" svg:height="0.5cm" svg:x="12.832cm" svg:y="13.666cm">
          <text:p text:style-name="P2"><text:span text:style-name="T3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1" draw:id="id31" draw:layer="layout" svg:width="2cm" svg:height="0.5cm" svg:x="12.832cm" svg:y="14.166cm">
          <text:p text:style-name="P2"><text:span text:style-name="T3">props{}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67cm" svg:y1="13.75cm" svg:x2="9.166cm" svg:y2="14.166cm" draw:start-shape="id27" draw:start-glue-point="1" draw:end-shape="id28" draw:end-glue-point="3" svg:d="m7667 13750h749v416h750">
          <text:p/>
        </draw:connector>
        <draw:custom-shape draw:style-name="gr3" draw:text-style-name="P3" xml:id="id30" draw:id="id30" draw:layer="layout" svg:width="2cm" svg:height="0.5cm" svg:x="15.833cm" svg:y="13.666cm">
          <text:p text:style-name="P3"><text:span text:style-name="T2">String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2cm" svg:height="0.5cm" svg:x="15.833cm" svg:y="14.333cm">
          <text:p text:style-name="P3"><text:span text:style-name="T2">Di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832cm" svg:y1="13.916cm" svg:x2="15.833cm" svg:y2="13.916cm" draw:start-shape="id29" draw:start-glue-point="1" draw:end-shape="id30" draw:end-glue-point="3" svg:d="m14832 13916h1001">
          <text:p/>
        </draw:connector>
        <draw:connector draw:style-name="gr2" draw:text-style-name="P1" draw:layer="layout" svg:x1="14.832cm" svg:y1="14.416cm" svg:x2="15.833cm" svg:y2="14.583cm" draw:start-shape="id31" draw:start-glue-point="1" draw:end-shape="id32" draw:end-glue-point="3" svg:d="m14832 14416h501v167h500">
          <text:p/>
        </draw:connector>
        <draw:custom-shape draw:style-name="gr1" draw:text-style-name="P2" draw:layer="layout" svg:width="3.5cm" svg:height="1cm" svg:x="2cm" svg:y="10cm">
          <text:p text:style-name="P1"><text:span text:style-name="T4">MAT_REP</text:span></text:p>
          <text:p text:style-name="P1"><text:span text:style-name="T1">材質置換の設定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3" draw:id="id33" draw:layer="layout" svg:width="2cm" svg:height="0.5cm" svg:x="5.499cm" svg:y="10cm">
          <text:p text:style-name="P2"><text:span text:style-name="T3">mat{}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0.5cm" svg:x="5.499cm" svg:y="10.5cm">
          <text:p text:style-name="P2"><text:span text:style-name="T3">toon[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4.333cm" svg:height="1.5cm" svg:x="9cm" svg:y="9.5cm">
          <text:p text:style-name="P1"><text:span text:style-name="T4">MAT_REP_DATA</text:span></text:p>
          <text:p text:style-name="P1"><text:span text:style-name="T1">材質置換のデータ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499cm" svg:y1="10.25cm" svg:x2="9cm" svg:y2="10.25cm" draw:start-shape="id33" draw:start-glue-point="1" draw:end-shape="id34" draw:end-glue-point="3" svg:d="m7499 10250h1501">
          <text:p/>
        </draw:connector>
        <draw:custom-shape draw:style-name="gr1" draw:text-style-name="P4" xml:id="id39" draw:id="id39" draw:layer="layout" svg:width="2cm" svg:height="0.5cm" svg:x="13.333cm" svg:y="10cm">
          <text:p text:style-name="P2"><text:span text:style-name="T3">ma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7" draw:id="id37" draw:layer="layout" svg:width="2cm" svg:height="0.5cm" svg:x="13.333cm" svg:y="10.5cm">
          <text:p text:style-name="P2"><text:span text:style-name="T3">se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5" draw:id="id35" draw:layer="layout" svg:width="2cm" svg:height="0.5cm" svg:x="13.333cm" svg:y="9.5cm">
          <text:p text:style-name="P2"><text:span text:style-name="T3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38" draw:id="id38" draw:layer="layout" svg:width="3.333cm" svg:height="0.5cm" svg:x="16.5cm" svg:y="10.666cm">
          <text:p text:style-name="P5"><text:span text:style-name="T5">MATS_ENTR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6" draw:id="id36" draw:layer="layout" svg:width="1.5cm" svg:height="0.5cm" svg:x="16.5cm" svg:y="9.333cm">
          <text:p text:style-name="P3"><text:span text:style-name="T2">i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333cm" svg:y1="9.75cm" svg:x2="16.5cm" svg:y2="9.583cm" draw:start-shape="id35" draw:start-glue-point="1" draw:end-shape="id36" draw:end-glue-point="3" svg:d="m15333 9750h584v-167h583">
          <text:p/>
        </draw:connector>
        <draw:connector draw:style-name="gr2" draw:text-style-name="P1" draw:layer="layout" svg:x1="15.333cm" svg:y1="10.75cm" svg:x2="16.5cm" svg:y2="10.916cm" draw:start-shape="id37" draw:start-glue-point="1" draw:end-shape="id38" draw:end-glue-point="3" svg:d="m15333 10750h583v166h584">
          <text:p/>
        </draw:connector>
        <draw:connector draw:style-name="gr2" draw:text-style-name="P1" draw:layer="layout" svg:x1="15.333cm" svg:y1="10.25cm" svg:x2="16.5cm" svg:y2="10.25cm" draw:start-shape="id39" draw:start-glue-point="1" draw:end-shape="id40" draw:end-glue-point="3" svg:d="m15333 10250h1167">
          <text:p/>
        </draw:connector>
        <draw:custom-shape draw:style-name="gr1" draw:text-style-name="P6" xml:id="id40" draw:id="id40" draw:layer="layout" svg:width="1.5cm" svg:height="0.5cm" svg:x="16.5cm" svg:y="10cm">
          <text:p text:style-name="P5"><text:span text:style-name="T5">MA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GB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o </meta:initial-creator>
    <meta:creation-date>2011-06-17T22:39:16</meta:creation-date>
    <meta:generator>LibreOffice/3.3$Unix LibreOffice_project/330m19$Build-202</meta:generator>
    <dc:date>2011-06-17T23:18:13</dc:date>
    <dc:creator>mato </dc:creator>
    <meta:editing-duration>PT38M59S</meta:editing-duration>
    <meta:editing-cycles>12</meta:editing-cycles>
    <meta:document-statistic meta:object-count="64"/>
  </office:meta>
</office:document-meta>
</file>